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3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25cm" fo:min-width="0.5cm"/>
    </style:style>
    <style:style style:name="gr5" style:family="graphic" style:parent-style-name="objectwithoutfill">
      <style:graphic-properties svg:stroke-width="0.035cm" svg:stroke-color="#111111" draw:marker-start-width="0.252cm" draw:marker-end="Arrow" draw:marker-end-width="0.202cm" draw:fill="none" draw:fill-color="#729fc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2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style:font-name="Roboto Medium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00cc33"/>
      <style:paragraph-properties fo:text-align="center"/>
      <style:text-properties style:font-name="Roboto Medium" fo:font-size="10pt" style:font-size-asian="10pt" style:font-size-complex="10pt"/>
    </style:style>
    <style:style style:name="P5" style:family="paragraph">
      <loext:graphic-properties draw:fill-color="#00cc33"/>
      <style:paragraph-properties fo:text-align="center"/>
      <style:text-properties fo:color="#00cc33" fo:font-size="10pt" style:font-size-asian="10pt" style:font-size-complex="10pt"/>
    </style:style>
    <style:style style:name="P6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  <style:text-properties style:font-name="Roboto Medium" fo:font-size="10pt" style:font-size-asian="10pt" style:font-size-complex="10pt"/>
    </style:style>
    <style:style style:name="P9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Roboto Medium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5cm" svg:height="0.5cm" svg:x="1.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2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2.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3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3.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4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4.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5.5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6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0.5cm" svg:x="2.1cm" svg:y="1.5cm">
          <text:p text:style-name="P1"><text:span text:style-name="T2">p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3.5cm" svg:y="2.5cm">
          <text:p text:style-name="P1"><text:span text:style-name="T2">H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3.5cm" svg:y="1.5cm">
          <text:p text:style-name="P1"><text:span text:style-name="T2">e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4.8cm" svg:y="1.5cm">
          <text:p text:style-name="P1"><text:span text:style-name="T2">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1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7.6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8.1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0.5cm" svg:height="0.5cm" svg:x="8.6cm" svg:y="3.7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9.1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9.6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0.1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0.6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1.1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1.6cm" svg:y="3.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cm" svg:height="0.5cm" svg:x="7.7cm" svg:y="1.5cm">
          <text:p text:style-name="P1"><text:span text:style-name="T2">p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1cm" svg:height="0.5cm" svg:x="9.1cm" svg:y="2.5cm">
          <text:p text:style-name="P1"><text:span text:style-name="T2">H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9.1cm" svg:y="1.5cm">
          <text:p text:style-name="P1"><text:span text:style-name="T2">e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10.4cm" svg:y="1.5cm">
          <text:p text:style-name="P1"><text:span text:style-name="T2">ter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8.2cm" svg:y1="2cm" svg:x2="9.6cm" svg:y2="2.5cm" draw:start-shape="id1" draw:start-glue-point="2" draw:end-shape="id2" draw:end-glue-point="0" svg:d="M8200 2000l1400 500" svg:viewBox="0 0 1401 501">
          <text:p/>
        </draw:connector>
        <draw:connector draw:style-name="gr5" draw:text-style-name="P7" draw:layer="layout" draw:type="line" svg:x1="9.6cm" svg:y1="3cm" svg:x2="8.85cm" svg:y2="3.7cm" draw:start-shape="id2" draw:start-glue-point="2" draw:end-shape="id3" draw:end-glue-point="0" svg:d="M9600 3000l-750 700" svg:viewBox="0 0 751 701">
          <text:p/>
        </draw:connector>
        <draw:custom-shape draw:style-name="gr1" draw:text-style-name="P2" draw:layer="layout" svg:width="0.5cm" svg:height="0.5cm" svg:x="1.5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2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2.5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3cm" svg:y="7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3.5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4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4.5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5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0.5cm" svg:height="0.5cm" svg:x="5.5cm" svg:y="7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6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0.5cm" svg:x="2.1cm" svg:y="4.9cm">
          <text:p text:style-name="P1"><text:span text:style-name="T2">p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1cm" svg:height="0.5cm" svg:x="3.5cm" svg:y="5.9cm">
          <text:p text:style-name="P1"><text:span text:style-name="T2">HF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cm" svg:height="0.5cm" svg:x="3.5cm" svg:y="4.9cm">
          <text:p text:style-name="P1"><text:span text:style-name="T2">e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4.8cm" svg:y="4.9cm">
          <text:p text:style-name="P1"><text:span text:style-name="T2">ter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4cm" svg:y1="5.4cm" svg:x2="4cm" svg:y2="5.9cm" draw:start-shape="id4" draw:start-glue-point="2" draw:end-shape="id5" draw:end-glue-point="0" svg:d="M4000 5400v500" svg:viewBox="0 0 1 501">
          <text:p/>
        </draw:connector>
        <draw:connector draw:style-name="gr5" draw:text-style-name="P7" draw:layer="layout" draw:type="line" svg:x1="4cm" svg:y1="6.4cm" svg:x2="5.75cm" svg:y2="7.1cm" draw:start-shape="id5" draw:start-glue-point="2" draw:end-shape="id6" draw:end-glue-point="0" svg:d="M4000 6400l1750 700" svg:viewBox="0 0 1751 701">
          <text:p/>
        </draw:connector>
        <draw:custom-shape draw:style-name="gr1" draw:text-style-name="P2" draw:layer="layout" svg:width="0.5cm" svg:height="0.5cm" svg:x="7.1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7.6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8.1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9" draw:id="id9" draw:layer="layout" svg:width="0.5cm" svg:height="0.5cm" svg:x="8.6cm" svg:y="7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9.1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9.6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0.1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0.6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1.1cm" svg:y="7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1.6cm" svg:y="7.1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0.5cm" svg:x="7.7cm" svg:y="4.9cm">
          <text:p text:style-name="P1"><text:span text:style-name="T2">pe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8" draw:id="id8" draw:layer="layout" svg:width="1cm" svg:height="0.5cm" svg:x="9.1cm" svg:y="5.9cm">
          <text:p text:style-name="P1"><text:span text:style-name="T2">H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9.1cm" svg:y="4.9cm">
          <text:p text:style-name="P1"><text:span text:style-name="T2">et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1cm" svg:height="0.5cm" svg:x="10.4cm" svg:y="4.9cm">
          <text:p text:style-name="P1"><text:span text:style-name="T2">ter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0.9cm" svg:y1="5.4cm" svg:x2="9.6cm" svg:y2="5.9cm" draw:start-shape="id7" draw:start-glue-point="2" draw:end-shape="id8" draw:end-glue-point="0" svg:d="M10900 5400l-1300 500" svg:viewBox="0 0 1301 501">
          <text:p/>
        </draw:connector>
        <draw:connector draw:style-name="gr5" draw:text-style-name="P7" draw:layer="layout" draw:type="line" svg:x1="9.6cm" svg:y1="6.4cm" svg:x2="8.85cm" svg:y2="7.1cm" draw:start-shape="id8" draw:start-glue-point="2" draw:end-shape="id9" draw:end-glue-point="0" svg:d="M9600 6400l-750 700" svg:viewBox="0 0 7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de" fo:country="DE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1:59:28.916232267</meta:creation-date>
    <dc:date>2017-07-30T16:03:40.705806331</dc:date>
    <meta:editing-duration>PT11M38S</meta:editing-duration>
    <meta:editing-cycles>3</meta:editing-cycles>
    <meta:generator>LibreOffice/5.3.4.2$Linux_X86_64 LibreOffice_project/30m0$Build-2</meta:generator>
    <meta:document-statistic meta:object-count="62"/>
  </office:meta>
</office:document-meta>
</file>